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Servlet.updateDests( HttpServletRequest reque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sgi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generateServiceList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sgiServlet.setHideServiceList( boolean gen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checkRestfulReques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sgiServlet.doPu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OsgiServlet( OsgiDestinationRegistry trans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setDisableAddressUpdates( boolean noup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invoke( HttpServletRequest request , HttpServletResponse re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Osgi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invokeDestination( final HttpServletRequest request , HttpServletResponse response , OsgiDestination 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OsgiServlet.doDelete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giServlet.generateNotFound( HttpServletRequest request , Http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Servlet.getBaseURL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sgiServlet.setForcedBaseAddres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